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af29" officeooo:paragraph-rsid="0021af29"/>
    </style:style>
    <style:style style:name="P2" style:family="paragraph" style:parent-style-name="Standard">
      <style:text-properties style:text-underline-style="none" officeooo:rsid="0021af29" officeooo:paragraph-rsid="0021af29"/>
    </style:style>
    <style:style style:name="P3" style:family="paragraph" style:parent-style-name="Standard">
      <style:text-properties fo:font-style="normal" style:text-underline-style="none" officeooo:rsid="0021af29" officeooo:paragraph-rsid="0021af29" style:font-style-asian="normal" style:font-style-complex="normal"/>
    </style:style>
    <style:style style:name="P4" style:family="paragraph" style:parent-style-name="Standard">
      <style:text-properties fo:font-style="normal" style:text-underline-style="none" fo:font-weight="normal" officeooo:rsid="0021af29" officeooo:paragraph-rsid="0021af2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1af29" officeooo:paragraph-rsid="0021af29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altado con <text:span text:style-name="T1">letra en negrita</text:span></text:p>
      <text:p text:style-name="P1">Resaltado con <text:span text:style-name="T2">letra subrayada</text:span></text:p>
      <text:p text:style-name="P2">Resaltado con <text:span text:style-name="T4">letra en itálica</text:span></text:p>
      <text:p text:style-name="P2"><text:span text:style-name="T4"/></text:p>
      <text:p text:style-name="P3">Resaltado con <text:span text:style-name="T3">letra negrita y subrayada</text:span></text:p>
      <text:p text:style-name="P1">Resaltado con <text:span text:style-name="T5">letra negrita e itálica</text:span></text:p>
      <text:p text:style-name="P5">Resaltado con <text:span text:style-name="T6">letra itálica y subrayada</text:span></text:p>
      <text:p text:style-name="P4"/>
      <text:p text:style-name="P4">Resaltado “entre comillas dobles”</text:p>
      <text:p text:style-name="P4">Resaltado ‘entre comillas simples’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8:11:29.775000000</meta:creation-date>
    <dc:date>2020-12-19T14:40:15.002000000</dc:date>
    <meta:editing-duration>PT19M32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8" meta:word-count="40" meta:character-count="271" meta:non-whitespace-character-count="239"/>
  </office:meta>
</office:document-meta>
</file>